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7000001D19EEE1EEC.png" manifest:media-type="image/png"/>
  <manifest:file-entry manifest:full-path="Pictures/10000000000002F8000001D2BF93CFAA.png" manifest:media-type="image/png"/>
  <manifest:file-entry manifest:full-path="Pictures/10000000000002F8000001D28EB4A8B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cm" svg:height="7.726cm" svg:x="5cm" svg:y="1cm">
          <draw:image xlink:href="Pictures/10000000000002F8000001D28EB4A8B3.png" xlink:type="simple" xlink:show="embed" xlink:actuate="onLoad">
            <text:p/>
          </draw:image>
        </draw:frame>
        <draw:frame draw:style-name="gr1" draw:text-style-name="P1" draw:layer="layout" svg:width="12.817cm" svg:height="7.858cm" svg:x="4.983cm" svg:y="8.855cm">
          <draw:image xlink:href="Pictures/10000000000002F8000001D2BF93CFAA.png" xlink:type="simple" xlink:show="embed" xlink:actuate="onLoad">
            <text:p/>
          </draw:image>
        </draw:frame>
        <draw:frame draw:style-name="gr1" draw:text-style-name="P1" draw:layer="layout" svg:width="12.801cm" svg:height="7.842cm" svg:x="4.899cm" svg:y="16.8cm">
          <draw:image xlink:href="Pictures/10000000000002F7000001D19EEE1EEC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2.163cm 11.799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6.147cm" svg:height="5.199cm" draw:transform="rotate (1.79437300397537) translate (2.177cm 21.686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.8cm" svg:height="0.6cm" svg:x="5.3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cm" svg:height="0.6cm" svg:x="7.6cm" svg:y="1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cm" svg:height="0.962cm" svg:x="7.1cm" svg:y="2.3cm">
          <draw:text-box>
            <text:p>1</text:p>
          </draw:text-box>
        </draw:frame>
        <draw:frame draw:style-name="gr5" draw:layer="layout" svg:width="0.853cm" svg:height="0.962cm" svg:x="14.7cm" svg:y="12.93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0:55:52.261000000</meta:creation-date>
    <dc:date>2015-03-12T11:05:26.063000000</dc:date>
    <meta:editing-duration>PT2M27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